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12_24-38-48_000.jpg</text:p>
          </table:table-cell>
          <table:table-cell table:style-name="ce2" office:value-type="string">
            <text:p>:m 1*1 RES / free# 3WSUBV 3#1 / ヘブライ語 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3-12_24-11-56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3-12_14-03-47_000.jpg</text:p>
          </table:table-cell>
          <table:table-cell office:value-type="string">
            <text:p>:m 1*1 RES / 22-1 62*69#3 / res / ドル　金　関係 / N+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3-12_12-33-23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3-12_12-33-20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3-12_12-15-22_000.jpg</text:p>
          </table:table-cell>
          <table:table-cell office:value-type="string">
            <text:p>:tome <text:s/>/ 恐怖ではなく、愛で動こう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3-12_12-15-18_000.jpg</text:p>
          </table:table-cell>
          <table:table-cell office:value-type="string">
            <text:p>:tome <text:s/>/ まず、自分の世界を豊かにする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3-12_12-04-4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3-12_12-04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3-12_12-04-3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3-12_12-04-3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3-12_12-04-3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7-03-12_11-32-09_000.jpg</text:p>
          </table:table-cell>
          <table:table-cell table:style-name="ce3" office:value-type="string">
            <text:p>:m :PHOTO 起きた時刻 / 2017031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3-12_01-12-29_006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3-12_01-12-28_002.jpg</text:p>
          </table:table-cell>
          <table:table-cell table:style-name="ce3" office:value-type="string">
            <text:p>-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3-12_01-12-28_000.jpg</text:p>
          </table:table-cell>
          <table:table-cell office:value-type="string">
            <text:p>:m music / log / kb / done / N+ / 20170305+20170308 (merged)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3-11_23-32-30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11_23-18-28_006.jpg</text:p>
          </table:table-cell>
          <table:table-cell table:style-name="ce2" office:value-type="string">
            <text:p>:PHOTO 面白いもの / @自室 / 鏡を使った写真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3-11_23-17-29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11_23-17-28_005.jpg</text:p>
          </table:table-cell>
          <table:table-cell table:style-name="ce2" office:value-type="string">
            <text:p>:PHOTO 面白いもの / @自室 / 鏡を使った写真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3-11_23-17-27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3-11_23-16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3-11_23-16-28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3-11_23-16-27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3-11_22-06-23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3-11_21-00-36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3-11_20-16-17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3-11_20-13-06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2017-03-11_18-41-13_000.jpg</text:p>
          </table:table-cell>
          <table:table-cell table:style-name="ce3" office:value-type="string">
            <text:p>:PHOTO 記録 / @富士見台小学校横の公園　遊び場　遊具更新　工事中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2017-03-11_18-41-03_000.jpg</text:p>
          </table:table-cell>
          <table:table-cell table:style-name="ce3" office:value-type="string">
            <text:p>:PHOTO 記録 / @富士見台小学校横の公園　遊び場　遊具更新　工事中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2017-03-11_18-40-59_000.jpg</text:p>
          </table:table-cell>
          <table:table-cell table:style-name="ce3" office:value-type="string">
            <text:p>:PHOTO 記録 / @富士見台小学校横の公園　遊び場　遊具更新　工事中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3-11_18-27-53_000.jpg</text:p>
          </table:table-cell>
          <table:table-cell table:style-name="ce3" office:value-type="string">
            <text:p>-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3-11_18-24-07_000.jpg</text:p>
          </table:table-cell>
          <table:table-cell table:style-name="ce2" office:value-type="string">
            <text:p>:m music / 楽譜メモ / kb / et-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7-03-11_18-23-27_004.jpg</text:p>
          </table:table-cell>
          <table:table-cell office:value-type="string">
            <text:p>:m music / log / kb / done / N+ / 2017031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3-11_16-10-29_005.jpg</text:p>
          </table:table-cell>
          <table:table-cell table:style-name="ce2" office:value-type="string">
            <text:p>:m other / 長寿の家 / steps / 準備　出かけるとき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3-11_12-40-55_000.jpg</text:p>
          </table:table-cell>
          <table:table-cell table:style-name="ce2" office:value-type="string">
            <text:p>:m other / 長寿の家 / 予定　４月　麻雀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7-03-11_09-40-44_000.jpg</text:p>
          </table:table-cell>
          <table:table-cell table:style-name="ce3" office:value-type="string">
            <text:p>:PHOTO 面白いもの / @能満寺バス停近く / 道路舗装工事 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7-03-11_09-40-37_000.jpg</text:p>
          </table:table-cell>
          <table:table-cell table:style-name="ce3" office:value-type="string">
            <text:p>:PHOTO 面白いもの / @能満寺バス停近く / 道路舗装工事 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2017-03-11_09-40-31_000.jpg</text:p>
          </table:table-cell>
          <table:table-cell table:style-name="ce3" office:value-type="string">
            <text:p>:PHOTO 面白いもの / @能満寺バス停近く / 道路舗装工事 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2017-03-11_09-40-26_000.jpg</text:p>
          </table:table-cell>
          <table:table-cell table:style-name="ce3" office:value-type="string">
            <text:p>:PHOTO 面白いもの / @能満寺バス停近く / 道路舗装工事 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2017-03-11_09-10-57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2017-03-11_09-10-56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2017-03-11_09-10-54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7-03-11_09-10-53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2017-03-11_09-10-39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2017-03-11_09-10-38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2017-03-11_09-10-33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2017-03-11_09-10-32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2017-03-11_09-10-07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2017-03-11_09-10-05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2017-03-11_09-10-04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2017-03-11_09-10-03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2017-03-11_07-52-13_000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017-03-11_07-50-50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2017-03-11_07-22-16_000.jpg</text:p>
          </table:table-cell>
          <table:table-cell office:value-type="string">
            <text:p>:tome <text:s/>/ 電気工事士他　⇒　見つけるのは、oppotunity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2017-03-11_07-11-29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2017-03-11_07-11-29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2017-03-11_07-11-28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2017-03-11_07-11-27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7-03-11_07-11-27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2017-03-11_06-45-29_002.jpg</text:p>
          </table:table-cell>
          <table:table-cell office:value-type="string">
            <text:p>:m :PHOTO 起きた時刻 / 201703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7-03-11_03-51-38_008.jpg</text:p>
          </table:table-cell>
          <table:table-cell office:value-type="string">
            <text:p>:m music / log / kb / done / N+ / 20170308 (edited)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2017-03-11_03-51-38_006.jpg</text:p>
          </table:table-cell>
          <table:table-cell table:style-name="ce3" office:value-type="string">
            <text:p>-*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2017-03-10_23-39-28_001.jpg</text:p>
          </table:table-cell>
          <table:table-cell office:value-type="string">
            <text:p>:m :th / 考え / 「謙虚」というのは、限定する、ということ</text:p>
          </table:table-cell>
        </table:table-row>
        <table:table-row table:style-name="ro7">
          <table:table-cell office:value-type="float" office:value="65">
            <text:p>65</text:p>
          </table:table-cell>
          <table:table-cell office:value-type="string">
            <text:p>2017-03-10_23-39-27_001.jpg</text:p>
          </table:table-cell>
          <table:table-cell table:style-name="ce2" office:value-type="string">
            <text:p>:m :i 1*1 / art animation / 連続写真から、GIFアニメーション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017-03-10_23-32-07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2017-03-10_23-31-49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2017-03-10_23-13-38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2017-03-10_23-13-38_01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2017-03-10_23-13-38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2017-03-10_23-13-38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2017-03-10_23-13-38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2017-03-10_20-05-06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7-03-10_17-27-27_000.jpg</text:p>
          </table:table-cell>
          <table:table-cell table:style-name="ce2" office:value-type="string">
            <text:p>:m 電気工事士２種 / 5#1 1*1 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3-10_16-01-29_001.jpg</text:p>
          </table:table-cell>
          <table:table-cell table:style-name="ce2" office:value-type="string">
            <text:p>:m 1*1 RES / free# 3WSUBV 2#1 / ヘブライ語 </text:p>
          </table:table-cell>
        </table:table-row>
        <table:table-row table:style-name="ro7">
          <table:table-cell office:value-type="float" office:value="76">
            <text:p>76</text:p>
          </table:table-cell>
          <table:table-cell office:value-type="string">
            <text:p>2017-03-10_14-11-04_000.jpg</text:p>
          </table:table-cell>
          <table:table-cell table:style-name="ce2" office:value-type="string">
            <text:p>:m music / 楽譜メモ / kb / stride / k=G p.2 / m.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7-03-10_13-56-18_000.jpg</text:p>
          </table:table-cell>
          <table:table-cell office:value-type="string">
            <text:p>:m music / log / kb / done / N+ / 2017031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7-03-10_12-50-26_000.jpg</text:p>
          </table:table-cell>
          <table:table-cell table:style-name="ce2" office:value-type="string">
            <text:p>:m music / 楽譜メモ / kb / et-4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2017-03-10_10-56-38_007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7-03-10_10-37-01_000.jpg</text:p>
          </table:table-cell>
          <table:table-cell office:value-type="string">
            <text:p>:m 1*1 RES / 22-1 62*71#1 / res obs / oil.WTI / N+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2017-03-10_09-34-38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2017-03-10_09-34-38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2017-03-10_09-34-38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2017-03-10_09-34-38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2017-03-10_09-34-38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2017-03-09_23-57-29_000.jpg</text:p>
          </table:table-cell>
          <table:table-cell table:style-name="ce2" office:value-type="string">
            <text:p>:m other / steps / アトピー　手順　手入れ　肌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2017-03-09_23-37-54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2017-03-09_23-28-5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2017-03-09_23-28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2017-03-09_23-28-01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2017-03-09_23-28-01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2017-03-09_23-28-0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2017-03-09_20-06-32_000.jpg</text:p>
          </table:table-cell>
          <table:table-cell office:value-type="string">
            <text:p>:m 食べた物/</text:p>
          </table:table-cell>
        </table:table-row>
        <table:table-row table:style-name="ro6">
          <table:table-cell office:value-type="float" office:value="94">
            <text:p>94</text:p>
          </table:table-cell>
          <table:table-cell office:value-type="string">
            <text:p>2017-03-09_18-54-07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95">
            <text:p>95</text:p>
          </table:table-cell>
          <table:table-cell office:value-type="string">
            <text:p>2017-03-09_18-54-04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6">
          <table:table-cell office:value-type="float" office:value="96">
            <text:p>96</text:p>
          </table:table-cell>
          <table:table-cell office:value-type="string">
            <text:p>2017-03-09_18-54-02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017-03-09_03-51-38_000.jpg</text:p>
          </table:table-cell>
          <table:table-cell office:value-type="string">
            <text:p>:m music / log / kb / done / N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2017/03/12</text:date>, <text:time>15:1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5:10:20.15</dc:date>
    <dc:creator>岩淵 謙</dc:creator>
    <meta:generator>OpenOffice/4.1.3$Win32 OpenOffice.org_project/413m1$Build-9783</meta:generator>
    <meta:editing-duration>PT31M10S</meta:editing-duration>
    <meta:editing-cycles>34</meta:editing-cycles>
    <meta:document-statistic meta:table-count="1" meta:cell-count="294" meta:object-count="0"/>
  </office:meta>
</office:document-meta>
</file>